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5DC8AB4CB84E5BD317F.png" manifest:media-type="image/png"/>
  <manifest:file-entry manifest:full-path="Pictures/1000000000000486000003765008525D285C1865.jpg" manifest:media-type="image/jpeg"/>
  <manifest:file-entry manifest:full-path="Pictures/1000000100000480000001BC6E078B48BCE8D89B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aladea" svg:font-family="Caladea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5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5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1" style:family="graphic">
      <style:graphic-properties style:protect="size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0.3cm" svg:y="0.4cm" presentation:class="title" presentation:user-transformed="true">
          <draw:text-box>
            <text:p>Medio interplanetario:<text:line-break/>Región de interacción de viento solar</text:p>
          </draw:text-box>
        </draw:frame>
        <draw:frame draw:style-name="gr1" draw:text-style-name="P3" draw:layer="layout" svg:width="17.8cm" svg:height="1.4cm" svg:x="2.6cm" svg:y="19.2cm">
          <draw:text-box>
            <text:p text:style-name="P2"><text:span text:style-name="T1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2"><text:date style:data-style-name="D4" text:date-value="2024-08-15">15/08/2024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3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3"><text:page-count>1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2" draw:layer="layout" svg:width="27.703cm" svg:height="1.916cm" svg:x="0.069cm" svg:y="3.987cm">
          <draw:text-box>
            <text:p text:style-name="P11"><text:span text:style-name="T4">Esta semana se registraron tres eyecciones de masa coronal (EMCs) (ver región sombreada en amarillo, verde y purpura en imagen 2, respectivamente). La región fuente de las EMCs podría estar asociada a la región activa 13777 (ver AR 13777 en imagen 1). Las eyecciones 1 y 2 generaron actividad geomagnética: Kp=8 y Dst= -203 nT.</text:span></text:p>
          </draw:text-box>
        </draw:frame>
        <draw:frame draw:style-name="gr7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8" draw:text-style-name="P13" draw:layer="layout" svg:width="13.012cm" svg:height="0.725cm" svg:x="13.223cm" svg:y="18.299cm">
          <draw:text-box>
            <text:p><text:span text:style-name="T3">Imagen 2: http://www.swpc.noaa.gov/products/real-time-solar-wind</text:span></text:p>
          </draw:text-box>
        </draw:frame>
        <draw:frame draw:style-name="gr9" draw:text-style-name="P13" draw:layer="layout" svg:width="7.75cm" svg:height="0.725cm" svg:x="1.4cm" svg:y="16.875cm">
          <draw:text-box>
            <text:p><text:span text:style-name="T3">Imagen 1: <text:s/>https://sdo.gsfc.nasa.gov/</text:span></text:p>
          </draw:text-box>
        </draw:frame>
        <draw:frame draw:style-name="gr10" draw:text-style-name="P4" draw:layer="layout" svg:width="1.999cm" svg:height="0.999cm" svg:x="13.801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4" draw:layer="layout" svg:width="17.591cm" svg:height="12.4cm" svg:x="10.3cm" svg:y="5.8cm">
          <draw:image xlink:href="Pictures/1000000000000486000003765008525D285C1865.jpg" xlink:type="simple" xlink:show="embed" xlink:actuate="onLoad" draw:mime-type="image/jpeg">
            <text:p/>
          </draw:image>
        </draw:frame>
        <draw:frame draw:style-name="gr7" draw:text-style-name="P10" draw:layer="layout" svg:width="10.2cm" svg:height="10.2cm" svg:x="0cm" svg:y="6.8cm">
          <draw:image xlink:href="Pictures/10000000000005DC000005DC8AB4CB84E5BD317F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3-12-07T18:11:16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aladea" svg:font-family="Caladea" style:font-family-generic="roman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es" fo:country="MX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5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Pie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_5f_1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porte_5f_semanal-background" style:display-name="reporte_semanal-background" style:family="presentation">
      <style:graphic-properties draw:stroke="none" draw:fill="none"/>
      <style:text-properties style:letter-kerning="true"/>
    </style:style>
    <style:style style:name="reporte_5f_semanal-backgroundobjects" style:display-name="reporte_sema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porte_5f_semanal-notes" style:display-name="reporte_semana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porte_5f_semanal-outline1" style:display-name="reporte_semanal-outline1" style:family="presentation">
      <style:graphic-properties draw:stroke="none" draw:fill="none" draw:auto-grow-height="false" draw:fit-to-size="false" style:shrink-to-fit="true">
        <text:list-style style:name="reporte_5f_semanal-outline1" style:display-name="reporte_sema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-outline2" style:display-name="reporte_semanal-outline2" style:family="presentation" style:parent-style-name="reporte_5f_semanal-outline1">
      <style:paragraph-properties fo:margin-top="0.4cm" fo:margin-bottom="0cm"/>
      <style:text-properties fo:font-size="28pt" style:font-size-asian="28pt" style:font-size-complex="28pt"/>
    </style:style>
    <style:style style:name="reporte_5f_semanal-outline3" style:display-name="reporte_semanal-outline3" style:family="presentation" style:parent-style-name="reporte_5f_semanal-outline2">
      <style:paragraph-properties fo:margin-top="0.3cm" fo:margin-bottom="0cm"/>
      <style:text-properties fo:font-size="24pt" style:font-size-asian="24pt" style:font-size-complex="24pt"/>
    </style:style>
    <style:style style:name="reporte_5f_semanal-outline4" style:display-name="reporte_semanal-outline4" style:family="presentation" style:parent-style-name="reporte_5f_semanal-outline3">
      <style:paragraph-properties fo:margin-top="0.2cm" fo:margin-bottom="0cm"/>
      <style:text-properties fo:font-size="20pt" style:font-size-asian="20pt" style:font-size-complex="20pt"/>
    </style:style>
    <style:style style:name="reporte_5f_semanal-outline5" style:display-name="reporte_semanal-outline5" style:family="presentation" style:parent-style-name="reporte_5f_semanal-outline4">
      <style:paragraph-properties fo:margin-top="0.1cm" fo:margin-bottom="0cm"/>
      <style:text-properties fo:font-size="20pt" style:font-size-asian="20pt" style:font-size-complex="20pt"/>
    </style:style>
    <style:style style:name="reporte_5f_semanal-outline6" style:display-name="reporte_semanal-outline6" style:family="presentation" style:parent-style-name="reporte_5f_semanal-outline5">
      <style:paragraph-properties fo:margin-top="0.1cm" fo:margin-bottom="0cm"/>
      <style:text-properties fo:font-size="20pt" style:font-size-asian="20pt" style:font-size-complex="20pt"/>
    </style:style>
    <style:style style:name="reporte_5f_semanal-outline7" style:display-name="reporte_semanal-outline7" style:family="presentation" style:parent-style-name="reporte_5f_semanal-outline6">
      <style:paragraph-properties fo:margin-top="0.1cm" fo:margin-bottom="0cm"/>
      <style:text-properties fo:font-size="20pt" style:font-size-asian="20pt" style:font-size-complex="20pt"/>
    </style:style>
    <style:style style:name="reporte_5f_semanal-outline8" style:display-name="reporte_semanal-outline8" style:family="presentation" style:parent-style-name="reporte_5f_semanal-outline7">
      <style:paragraph-properties fo:margin-top="0.1cm" fo:margin-bottom="0cm"/>
      <style:text-properties fo:font-size="20pt" style:font-size-asian="20pt" style:font-size-complex="20pt"/>
    </style:style>
    <style:style style:name="reporte_5f_semanal-outline9" style:display-name="reporte_semanal-outline9" style:family="presentation" style:parent-style-name="reporte_5f_semanal-outline8">
      <style:paragraph-properties fo:margin-top="0.1cm" fo:margin-bottom="0cm"/>
      <style:text-properties fo:font-size="20pt" style:font-size-asian="20pt" style:font-size-complex="20pt"/>
    </style:style>
    <style:style style:name="reporte_5f_semanal-subtitle" style:display-name="reporte_semanal-subtitle" style:family="presentation">
      <style:graphic-properties draw:stroke="none" draw:fill="none" draw:textarea-vertical-align="middle">
        <text:list-style style:name="reporte_5f_semanal-subtitle" style:display-name="reporte_sema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-title" style:display-name="reporte_semanal-title" style:family="presentation">
      <style:graphic-properties draw:stroke="none" draw:fill="none" draw:textarea-vertical-align="middle">
        <text:list-style style:name="reporte_5f_semanal-title" style:display-name="reporte_sema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background" style:display-name="Master2-Layout7-blank-Пустой-слайд_-background" style:family="presentation">
      <style:graphic-properties draw:stroke="none" draw:fill="solid" draw:fill-color="#ffffff"/>
      <style:text-properties style:letter-kerning="true"/>
    </style:style>
    <style:style style:name="Master2-Layout7-blank-Пустой-слайд_5f_-backgroundobjects" style:display-name="Master2-Layout7-blank-Пустой-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_5f_-notes" style:display-name="Master2-Layout7-blank-Пустой-слайд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1" style:display-name="Master2-Layout7-blank-Пустой-слайд_-outline1" style:family="presentation">
      <style:graphic-properties draw:stroke="none" draw:fill="none" draw:auto-grow-height="false" draw:fit-to-size="false" style:shrink-to-fit="true">
        <text:list-style style:name="Master2-Layout7-blank-Пустой-слайд_5f_-outline1" style:display-name="Master2-Layout7-blank-Пустой-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outline2" style:display-name="Master2-Layout7-blank-Пустой-слайд_-outline2" style:family="presentation" style:parent-style-name="Master2-Layout7-blank-Пустой-слайд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Пустой-слайд_5f_-outline3" style:display-name="Master2-Layout7-blank-Пустой-слайд_-outline3" style:family="presentation" style:parent-style-name="Master2-Layout7-blank-Пустой-слайд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Пустой-слайд_5f_-outline4" style:display-name="Master2-Layout7-blank-Пустой-слайд_-outline4" style:family="presentation" style:parent-style-name="Master2-Layout7-blank-Пустой-слайд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Пустой-слайд_5f_-outline5" style:display-name="Master2-Layout7-blank-Пустой-слайд_-outline5" style:family="presentation" style:parent-style-name="Master2-Layout7-blank-Пустой-слайд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6" style:display-name="Master2-Layout7-blank-Пустой-слайд_-outline6" style:family="presentation" style:parent-style-name="Master2-Layout7-blank-Пустой-слайд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7" style:display-name="Master2-Layout7-blank-Пустой-слайд_-outline7" style:family="presentation" style:parent-style-name="Master2-Layout7-blank-Пустой-слайд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8" style:display-name="Master2-Layout7-blank-Пустой-слайд_-outline8" style:family="presentation" style:parent-style-name="Master2-Layout7-blank-Пустой-слайд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outline9" style:display-name="Master2-Layout7-blank-Пустой-слайд_-outline9" style:family="presentation" style:parent-style-name="Master2-Layout7-blank-Пустой-слайд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Пустой-слайд_5f_-subtitle" style:display-name="Master2-Layout7-blank-Пустой-слайд_-subtitle" style:family="presentation">
      <style:graphic-properties draw:stroke="none" draw:fill="none" draw:textarea-vertical-align="middle">
        <text:list-style style:name="Master2-Layout7-blank-Пустой-слайд_5f_-subtitle" style:display-name="Master2-Layout7-blank-Пустой-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_5f_-title" style:display-name="Master2-Layout7-blank-Пустой-слайд_-title" style:family="presentation">
      <style:graphic-properties draw:stroke="none" draw:fill="none" draw:textarea-vertical-align="middle">
        <text:list-style style:name="Master2-Layout7-blank-Пустой-слайд_5f_-title" style:display-name="Master2-Layout7-blank-Пустой-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none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/>
      <style:text-properties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3.501cm" fo:min-width="26.999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min-height="1.501cm" fo:min-width="7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min-height="1.501cm" fo:min-width="18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f44336" draw:opacity="100%" draw:textarea-horizontal-align="left" draw:textarea-vertical-align="middle" draw:auto-grow-height="false" draw:auto-grow-width="false" fo:min-height="1.501cm" fo:min-width="1.501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2.992cm" fo:min-width="26.49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74c3c" draw:textarea-vertical-align="middle" draw:auto-grow-height="false" draw:fit-to-size="false" style:shrink-to-fit="false" fo:min-height="0.992cm" fo:min-width="6.4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bdc3c7" draw:textarea-vertical-align="middle" draw:auto-grow-height="false" draw:fit-to-size="false" style:shrink-to-fit="false" fo:min-height="0.992cm" fo:min-width="17.49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44336" draw:textarea-vertical-align="middle" draw:auto-grow-height="false" draw:fit-to-size="false" style:shrink-to-fit="false" fo:min-height="0.992cm" fo:min-width="0.9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74c3c" draw:textarea-vertical-align="top" draw:auto-grow-height="false" fo:min-height="3.248cm" fo:min-width="26.49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e74c3c" draw:textarea-vertical-align="top" draw:auto-grow-height="false" fo:min-height="1.248cm" fo:min-width="6.498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bdc3c7" draw:textarea-vertical-align="top" draw:auto-grow-height="false" fo:min-height="1.248cm" fo:min-width="17.497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f44336" draw:textarea-vertical-align="top" draw:auto-grow-height="false" fo:min-height="1.248cm" fo:min-width="0.998cm" fo:padding-top="0.125cm" fo:padding-bottom="0.125cm" fo:padding-left="0.25cm" fo:padding-right="0.25cm" fo:wrap-option="wrap"/>
    </style:style>
    <style:style style:name="Mpr1" style:family="presentation" style:parent-style-name="reporte_5f_semana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porte_5f_seman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reporte_5f_seman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2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2-Layout7-blank-Пустой-слайд_5f_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2-Layout7-blank-Пустой-слайд_5f_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2-Layout7-blank-Пустой-слайд_5f_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2-Layout7-blank-Пустой-слайд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2-Layout7-blank-Пустой-слайд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2-Layout7-blank-Пустой-слайд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P15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16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17" style:family="paragraph">
      <loext:graphic-properties draw:fill="solid" draw:fill-color="#f44336" draw:opacity="100%"/>
      <style:paragraph-properties style:writing-mode="lr-tb" style:font-independent-line-spacing="true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21" style:family="paragraph">
      <loext:graphic-properties draw:fill="solid" draw:fill-color="#e74c3c"/>
      <style:paragraph-properties fo:text-align="start" style:font-independent-line-spacing="true"/>
      <style:text-properties fo:font-size="14pt"/>
    </style:style>
    <style:style style:name="MP22" style:family="paragraph">
      <loext:graphic-properties draw:fill="solid" draw:fill-color="#bdc3c7"/>
      <style:paragraph-properties fo:text-align="start" style:font-independent-line-spacing="true"/>
      <style:text-properties fo:font-size="14pt"/>
    </style:style>
    <style:style style:name="MP23" style:family="paragraph">
      <loext:graphic-properties draw:fill="solid" draw:fill-color="#f44336"/>
      <style:paragraph-properties fo:text-align="start" style:font-independent-line-spacing="true"/>
      <style:text-properties fo:font-size="14pt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loext:graphic-properties draw:fill="solid" draw:fill-color="#e74c3c"/>
      <style:paragraph-properties fo:text-align="start"/>
      <style:text-properties fo:font-size="18pt"/>
    </style:style>
    <style:style style:name="MP26" style:family="paragraph">
      <loext:graphic-properties draw:fill="solid" draw:fill-color="#bdc3c7"/>
      <style:paragraph-properties fo:text-align="start"/>
      <style:text-properties fo:font-size="18pt"/>
    </style:style>
    <style:style style:name="MP27" style:family="paragraph">
      <loext:graphic-properties draw:fill="solid" draw:fill-color="#f44336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fo:color="#ffffff" loext:opacity="100%" style:text-line-through-style="none" style:text-line-through-type="none" style:text-position="0% 100%" style:font-name="Source Sans Pro Black1" fo:font-size="1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源ノ角ゴシック Heavy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4" style:family="text">
      <style:text-properties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reporte_5f_semanal" style:display-name="reporte_semanal" style:page-layout-name="PM1" draw:style-name="Mdp1">
      <draw:frame presentation:style-name="reporte_5f_semanal-title" draw:layer="backgroundobjects" svg:width="25.199cm" svg:height="3.506cm" svg:x="1.4cm" svg:y="0.837cm" presentation:class="title" presentation:placeholder="true">
        <draw:text-box/>
      </draw:frame>
      <draw:frame presentation:style-name="reporte_5f_semanal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porte_5f_semanal-title" draw:layer="backgroundobjects" svg:width="13.968cm" svg:height="10.476cm" svg:x="3.81cm" svg:y="2.123cm" presentation:class="page"/>
        <draw:frame presentation:style-name="reporte_5f_seman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2.179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.001cm" svg:height="0.001cm" svg:x="0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Master2-Layout7-blank-Пустой-слайд" style:page-layout-name="PM1" draw:style-name="Mdp3">
      <draw:custom-shape draw:name="Полилиния 4" draw:style-name="Mgr3" draw:text-style-name="MP15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15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16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17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16" draw:text-style-name="MP18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17" draw:text-style-name="MP18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18" draw:text-style-name="MP15" draw:layer="backgroundobjects" svg:width="1.5cm" svg:height="1.5cm" svg:x="0.499cm" svg:y="19cm" presentation:class="page-number">
        <draw:text-box>
          <text:p text:style-name="MP19"><text:span text:style-name="MT3"><text:page-number>&lt;número&gt;</text:page-number></text:span></text:p>
        </draw:text-box>
      </draw:frame>
      <draw:frame presentation:style-name="Master2-Layout7-blank-Пустой-слайд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3.968cm" svg:height="10.476cm" svg:x="3.81cm" svg:y="2.123cm" presentation:class="page"/>
        <draw:frame draw:name="Заметки 2" presentation:style-name="Mpr19" draw:text-style-name="MP18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0" draw:text-style-name="MP18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0" draw:text-style-name="MP18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1" draw:text-style-name="MP18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1" draw:text-style-name="MP18" draw:layer="backgroundobjects" svg:width="9.369cm" svg:height="1.396cm" svg:x="12.22cm" svg:y="26.543cm" presentation:class="page-number">
          <draw:text-box>
            <text:p text:style-name="MP20"><text:span text:style-name="MT4"><text:page-number>&lt;número&gt;</text:page-number></text:span></text:p>
          </draw:text-box>
        </draw:frame>
      </presentation:notes>
    </style:master-page>
    <style:master-page style:name="Master2-Layout7-blank-Пустой-слайд_5f_" style:display-name="Master2-Layout7-blank-Пустой-слайд_" style:page-layout-name="PM1" draw:style-name="Mdp3">
      <draw:custom-shape draw:name="Полилиния 4" draw:style-name="Mgr3" draw:text-style-name="MP15" draw:layer="backgroundobjects" svg:width="26.998cm" svg:height="3.5cm" svg:x="0cm" svg:y="0.5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5" draw:style-name="Mgr4" draw:text-style-name="MP15" draw:layer="backgroundobjects" svg:width="7cm" svg:height="1.5cm" svg:x="20.998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6" draw:style-name="Mgr5" draw:text-style-name="MP16" draw:layer="backgroundobjects" svg:width="17.999cm" svg:height="1.5cm" svg:x="2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Полилиния 7" draw:style-name="Mgr6" draw:text-style-name="MP17" draw:layer="backgroundobjects" svg:width="1.5cm" svg:height="1.5cm" svg:x="0.499cm" svg:y="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Дата 1" presentation:style-name="Mpr22" draw:text-style-name="MP18" draw:layer="backgroundobjects" svg:width="6.5cm" svg:height="1.5cm" svg:x="20.998cm" svg:y="19cm" presentation:class="date-time">
        <draw:text-box>
          <text:p/>
        </draw:text-box>
      </draw:frame>
      <draw:frame draw:name="Нижний колонтитул 2" presentation:style-name="Mpr23" draw:text-style-name="MP18" draw:layer="backgroundobjects" svg:width="8.999cm" svg:height="1.5cm" svg:x="2.999cm" svg:y="19cm" presentation:class="footer">
        <draw:text-box>
          <text:p/>
        </draw:text-box>
      </draw:frame>
      <draw:frame draw:name="Номер слайда 3" presentation:style-name="Mpr24" draw:text-style-name="MP15" draw:layer="backgroundobjects" svg:width="1.5cm" svg:height="1.5cm" svg:x="0.499cm" svg:y="19cm" presentation:class="page-number">
        <draw:text-box>
          <text:p text:style-name="MP19"><text:span text:style-name="MT3"><text:page-number>&lt;número&gt;</text:page-number></text:span></text:p>
        </draw:text-box>
      </draw:frame>
      <draw:frame presentation:style-name="Master2-Layout7-blank-Пустой-слайд_5f_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Пустой-слайд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_5f_-title" draw:layer="backgroundobjects" svg:width="13.968cm" svg:height="10.476cm" svg:x="3.81cm" svg:y="2.123cm" presentation:class="page"/>
        <draw:frame draw:name="Заметки 2" presentation:style-name="Mpr25" draw:text-style-name="MP18" draw:layer="backgroundobjects" svg:width="17.271cm" svg:height="12.572cm" svg:x="2.159cm" svg:y="13.271cm" presentation:class="notes">
          <draw:text-box>
            <text:p/>
          </draw:text-box>
        </draw:frame>
        <draw:frame draw:name="Верхний колонтитул 3" presentation:style-name="Mpr26" draw:text-style-name="MP18" draw:layer="backgroundobjects" svg:width="9.369cm" svg:height="1.396cm" svg:x="0cm" svg:y="0cm" presentation:class="header">
          <draw:text-box>
            <text:p/>
          </draw:text-box>
        </draw:frame>
        <draw:frame draw:name="Дата 4" presentation:style-name="Mpr26" draw:text-style-name="MP18" draw:layer="backgroundobjects" svg:width="9.369cm" svg:height="1.396cm" svg:x="12.22cm" svg:y="0cm" presentation:class="date-time">
          <draw:text-box>
            <text:p/>
          </draw:text-box>
        </draw:frame>
        <draw:frame draw:name="Нижний колонтитул 5" presentation:style-name="Mpr27" draw:text-style-name="MP18" draw:layer="backgroundobjects" svg:width="9.369cm" svg:height="1.396cm" svg:x="0cm" svg:y="26.543cm" presentation:class="footer">
          <draw:text-box>
            <text:p/>
          </draw:text-box>
        </draw:frame>
        <draw:frame draw:name="Номер слайда 6" presentation:style-name="Mpr27" draw:text-style-name="MP18" draw:layer="backgroundobjects" svg:width="9.369cm" svg:height="1.396cm" svg:x="12.22cm" svg:y="26.543cm" presentation:class="page-number">
          <draw:text-box>
            <text:p text:style-name="MP20"><text:span text:style-name="MT4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Shape 55" draw:style-name="Mgr7" draw:text-style-name="MP21" draw:layer="backgroundobjects" svg:width="26.997cm" svg:height="3.499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6" draw:style-name="Mgr8" draw:text-style-name="MP21" draw:layer="backgroundobjects" svg:width="6.999cm" svg:height="1.499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9" draw:text-style-name="MP22" draw:layer="backgroundobjects" svg:width="17.998cm" svg:height="1.499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8" draw:style-name="Mgr10" draw:text-style-name="MP23" draw:layer="backgroundobjects" svg:width="1.499cm" svg:height="1.499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5" presentation:style-name="Mpr28" draw:text-style-name="MP24" draw:layer="backgroundobjects" svg:width="25.997cm" svg:height="2.499cm" svg:x="0.999cm" svg:y="1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11" draw:text-style-name="MP25" draw:layer="backgroundobjects" svg:width="26.995cm" svg:height="3.497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25" draw:layer="backgroundobjects" svg:width="6.997cm" svg:height="1.497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3" draw:text-style-name="MP26" draw:layer="backgroundobjects" svg:width="17.996cm" svg:height="1.497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27" draw:layer="backgroundobjects" svg:width="1.497cm" svg:height="1.497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Shape 55" draw:style-name="Mgr7" draw:text-style-name="MP21" draw:layer="backgroundobjects" svg:width="26.997cm" svg:height="3.499cm" svg:x="0.001cm" svg:y="0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6" draw:style-name="Mgr8" draw:text-style-name="MP21" draw:layer="backgroundobjects" svg:width="6.999cm" svg:height="1.499cm" svg:x="20.998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9" draw:text-style-name="MP22" draw:layer="backgroundobjects" svg:width="17.998cm" svg:height="1.499cm" svg:x="2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8" draw:style-name="Mgr10" draw:text-style-name="MP23" draw:layer="backgroundobjects" svg:width="1.499cm" svg:height="1.499cm" svg:x="0.499cm" svg:y="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5" presentation:style-name="Mpr33" draw:text-style-name="MP24" draw:layer="backgroundobjects" svg:width="25.997cm" svg:height="2.499cm" svg:x="0.999cm" svg:y="1cm" presentation:class="title" presentation:user-transformed="true">
        <draw:text-box>
          <text:p/>
        </draw:text-box>
      </draw:frame>
      <draw:frame presentation:style-name="Title_20_Sl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5-05-22T10:11:33.792454873</meta:creation-date>
    <dc:date>2024-08-15T18:06:48.410669395</dc:date>
    <meta:editing-duration>P6DT19H7M42S</meta:editing-duration>
    <meta:editing-cycles>933</meta:editing-cycles>
    <meta:generator>LibreOffice/7.4.7.2$Linux_X86_64 LibreOffice_project/40$Build-2</meta:generator>
    <meta:document-statistic meta:object-count="132"/>
  </office:meta>
</office:document-meta>
</file>

<file path=Object 1/content.xml><?xml version="1.0" encoding="utf-8"?>
<math xmlns="http://www.w3.org/1998/Math/MathML" display="block"/>
</file>